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106cm" draw:marker-start-width="0.359cm" draw:marker-end-width="0.359cm" draw:fill="solid" draw:fill-color="#cfe7f5" draw:textarea-horizontal-align="justify" draw:textarea-vertical-align="top" draw:auto-grow-height="false" fo:min-height="6.529cm" fo:min-width="10.343cm" fo:padding-top="0.178cm" fo:padding-bottom="0.178cm" fo:padding-left="0.303cm" fo:padding-right="0.303cm"/>
    </style:style>
    <style:style style:name="gr2" style:family="graphic" style:parent-style-name="standard">
      <style:graphic-properties draw:stroke="dash" draw:stroke-dash="Fine_20_Dashed" svg:stroke-width="0.053cm" svg:stroke-color="#3465a4" draw:marker-start-width="0.279cm" draw:marker-end-width="0.279cm" draw:fill-color="#00cccc" draw:textarea-horizontal-align="justify" draw:textarea-vertical-align="middle" draw:auto-grow-height="false" fo:min-height="1.699cm" fo:min-width="4.243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3465a4" draw:marker-start-width="0.279cm" draw:marker-end-width="0.279cm" draw:fill-color="#66ccff" draw:textarea-horizontal-align="justify" draw:textarea-vertical-align="middle" draw:auto-grow-height="false" fo:min-height="2.838cm" fo:min-width="9.192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Fine_20_Dashed" svg:stroke-width="0.053cm" svg:stroke-color="#3465a4" draw:marker-start-width="0.279cm" draw:marker-end-width="0.279cm" draw:fill-color="#ffcc00" draw:textarea-horizontal-align="justify" draw:textarea-vertical-align="middle" draw:auto-grow-height="false" fo:min-height="0.438cm" fo:min-width="2.855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1.424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="solid" draw:fill-color="#cfe7f5"/>
      <style:paragraph-properties fo:margin-left="0cm" fo:margin-right="0cm" fo:margin-top="0cm" fo:margin-bottom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00cccc"/>
      <style:paragraph-properties fo:text-align="center"/>
    </style:style>
    <style:style style:name="P4" style:family="paragraph">
      <style:paragraph-properties fo:margin-left="0.9cm" fo:margin-right="0cm" fo:text-align="start" fo:text-indent="0cm"/>
    </style:style>
    <style:style style:name="P5" style:family="paragraph">
      <loext:graphic-properties draw:fill-color="#66ccff"/>
      <style:paragraph-properties fo:margin-left="0.9cm" fo:margin-right="0cm" fo:text-align="start" fo:text-indent="0cm"/>
    </style:style>
    <style:style style:name="P6" style:family="paragraph">
      <loext:graphic-properties draw:fill-color="#ffcc00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1.811cm" svg:height="7.747cm" svg:x="1.508cm" svg:y="1.381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4.953cm" svg:height="2.159cm" svg:x="2.397cm" svg:y="1.889cm">
          <text:p text:style-name="P2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measurelines" svg:width="9.906cm" svg:height="3.302cm" svg:x="2.524cm" svg:y="5.191cm">
          <text:p text:style-name="P4">BINDER</text:p>
          <text:p text:style-name="P4"><text:span text:style-name="T1">afb-daemon</text:span></text:p>
          <draw:enhanced-geometry svg:viewBox="0 0 21600 21600" draw:path-stretchpoint-x="10800" draw:path-stretchpoint-y="10800" draw:text-areas="?f3 ?f4 ?f5 ?f6" draw:type="round-rectangle" draw:modifiers="2400.75566750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measurelines" svg:width="3.429cm" svg:height="0.762cm" svg:x="8.631cm" svg:y="5.445cm">
          <text:p text:style-name="P2"><text:span text:style-name="T2">BI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measurelines" svg:width="3.429cm" svg:height="0.762cm" svg:x="8.631cm" svg:y="6.461cm">
          <text:p text:style-name="P2"><text:span text:style-name="T2">BI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measurelines" svg:width="3.429cm" svg:height="0.762cm" svg:x="8.631cm" svg:y="7.477cm">
          <text:p text:style-name="P2"><text:span text:style-name="T2">BI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8" draw:layer="measurelines" svg:x1="3.713cm" svg:y1="4.048cm" svg:x2="3.713cm" svg:y2="5.191cm">
          <text:p/>
        </draw:line>
        <draw:line draw:style-name="gr5" draw:text-style-name="P8" draw:layer="measurelines" svg:x1="6.013cm" svg:y1="4.049cm" svg:x2="6.013cm" svg:y2="5.192cm">
          <text:p/>
        </draw:line>
        <draw:frame draw:style-name="gr6" draw:text-style-name="P10" draw:layer="measurelines" svg:width="4.031cm" svg:height="1.674cm" svg:x="8.493cm" svg:y="2.524cm">
          <draw:text-box>
            <text:p text:style-name="P9">SECURITY</text:p>
            <text:p text:style-name="P9">CONTEXT</text:p>
          </draw:text-box>
        </draw:frame>
        <draw:frame draw:style-name="gr7" draw:text-style-name="P12" draw:layer="measurelines" svg:width="1.397cm" svg:height="0.725cm" svg:x="2.651cm" svg:y="4.175cm">
          <draw:text-box>
            <text:p text:style-name="P11"><text:span text:style-name="T1">http</text:span></text:p>
          </draw:text-box>
        </draw:frame>
        <draw:frame draw:style-name="gr7" draw:text-style-name="P12" draw:layer="measurelines" svg:width="1.397cm" svg:height="0.725cm" svg:x="5.952cm" svg:y="4.176cm">
          <draw:text-box>
            <text:p text:style-name="P11"><text:span text:style-name="T1">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578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 </meta:initial-creator>
    <meta:creation-date>2017-06-07T11:23:45.660918559</meta:creation-date>
    <dc:date>2017-06-07T14:19:26.441305075</dc:date>
    <dc:creator>jb </dc:creator>
    <meta:editing-duration>PT2M19S</meta:editing-duration>
    <meta:editing-cycles>1</meta:editing-cycles>
    <meta:document-statistic meta:object-count="11"/>
    <meta:generator>LibreOffice/5.2.7.2$Linux_X86_64 LibreOffice_project/20$Build-2</meta:generator>
  </office:meta>
</office:document-meta>
</file>